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EFDA"/>
    </style:style>
    <style:style style:name="ce3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jusmen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M</text:p>
          </table:table-cell>
          <table:table-cell office:value-type="string" table:style-name="ce1">
            <text:p>P_SELECCION</text:p>
          </table:table-cell>
          <table:table-cell office:value-type="string" table:style-name="ce1">
            <text:p>MAX_FITNESS</text:p>
          </table:table-cell>
          <table:table-cell office:value-type="string" table:style-name="ce1">
            <text:p>MEAN FITNES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ADMISIBLE</text:p>
          </table:table-cell>
          <table:table-cell office:value-type="string" table:style-name="ce1">
            <text:p>ADMISILE_T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2" table:style-name="ce2">
            <text:p>0,2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947" table:style-name="ce2">
            <text:p>0,3947</text:p>
          </table:table-cell>
          <table:table-cell office:value-type="float" office:value="16.2728" table:style-name="ce2">
            <text:p>16,2728</text:p>
          </table:table-cell>
          <table:table-cell office:value-type="float" office:value="1" table:formula="of:=IF([.D3]&gt;0.2;1;0)" table:style-name="ce1">
            <text:p>1</text:p>
          </table:table-cell>
          <table:table-cell office:value-type="float" office:value="1" table:formula="of:=IF([.E3]&lt;60;1;0)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" table:style-name="ce2">
            <text:p>0,3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4464" table:style-name="ce2">
            <text:p>0,34464</text:p>
          </table:table-cell>
          <table:table-cell office:value-type="float" office:value="16.337199999999999" table:style-name="ce2">
            <text:p>16,3372</text:p>
          </table:table-cell>
          <table:table-cell office:value-type="float" office:value="1" table:formula="of:=IF([.D4]&gt;0.2;1;0)" table:style-name="ce1">
            <text:p>1</text:p>
          </table:table-cell>
          <table:table-cell office:value-type="float" office:value="1" table:formula="of:=IF([.E4]&lt;60;1;0)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4" table:style-name="ce2">
            <text:p>0,4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29819000000000001" table:style-name="ce2">
            <text:p>0,29819</text:p>
          </table:table-cell>
          <table:table-cell office:value-type="float" office:value="16.454000000000001" table:style-name="ce2">
            <text:p>16,454</text:p>
          </table:table-cell>
          <table:table-cell office:value-type="float" office:value="1" table:formula="of:=IF([.D5]&gt;0.2;1;0)" table:style-name="ce1">
            <text:p>1</text:p>
          </table:table-cell>
          <table:table-cell office:value-type="float" office:value="1" table:formula="of:=IF([.E5]&lt;60;1;0)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" table:style-name="ce1">
            <text:p>0,5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18331" table:style-name="ce1">
            <text:p>0,18331</text:p>
          </table:table-cell>
          <table:table-cell office:value-type="float" office:value="201" table:style-name="ce1">
            <text:p>201</text:p>
          </table:table-cell>
          <table:table-cell office:value-type="float" office:value="0" table:formula="of:=IF([.D6]&gt;0.2;1;0)" table:style-name="ce1">
            <text:p>0</text:p>
          </table:table-cell>
          <table:table-cell office:value-type="float" office:value="0" table:formula="of:=IF([.E6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6" table:style-name="ce1">
            <text:p>0,6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12559000000000001" table:style-name="ce1">
            <text:p>0,12559</text:p>
          </table:table-cell>
          <table:table-cell office:value-type="float" office:value="173.75" table:style-name="ce1">
            <text:p>173,75</text:p>
          </table:table-cell>
          <table:table-cell office:value-type="float" office:value="0" table:formula="of:=IF([.D7]&gt;0.2;1;0)" table:style-name="ce1">
            <text:p>0</text:p>
          </table:table-cell>
          <table:table-cell office:value-type="float" office:value="0" table:formula="of:=IF([.E7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" table:style-name="ce1">
            <text:p>0,7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6.608799999999999" table:style-name="ce1">
            <text:p>16,6088</text:p>
          </table:table-cell>
          <table:table-cell office:value-type="float" office:value="0" table:formula="of:=IF([.D8]&gt;0.2;1;0)" table:style-name="ce1">
            <text:p>0</text:p>
          </table:table-cell>
          <table:table-cell office:value-type="float" office:value="1" table:formula="of:=IF([.E8]&lt;60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8" table:style-name="ce1">
            <text:p>0,8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5.2319999999999998E-2" table:style-name="ce1">
            <text:p>0,05232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0" table:formula="of:=IF([.D9]&gt;0.2;1;0)" table:style-name="ce1">
            <text:p>0</text:p>
          </table:table-cell>
          <table:table-cell office:value-type="float" office:value="1" table:formula="of:=IF([.E9]&lt;60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" table:style-name="ce1">
            <text:p>0,9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03" table:style-name="ce1">
            <text:p>0,03</text:p>
          </table:table-cell>
          <table:table-cell office:value-type="float" office:value="104.4393" table:style-name="ce1">
            <text:p>104,4393</text:p>
          </table:table-cell>
          <table:table-cell office:value-type="float" office:value="0" table:formula="of:=IF([.D10]&gt;0.2;1;0)" table:style-name="ce1">
            <text:p>0</text:p>
          </table:table-cell>
          <table:table-cell office:value-type="float" office:value="0" table:formula="of:=IF([.E10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2" table:style-name="ce2">
            <text:p>0,2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3872" table:style-name="ce2">
            <text:p>0,43872</text:p>
          </table:table-cell>
          <table:table-cell office:value-type="float" office:value="130.69999999999999" table:style-name="ce2">
            <text:p>130,7</text:p>
          </table:table-cell>
          <table:table-cell office:value-type="float" office:value="1" table:formula="of:=IF([.D11]&gt;0.2;1;0)" table:style-name="ce1">
            <text:p>1</text:p>
          </table:table-cell>
          <table:table-cell office:value-type="float" office:value="0" table:formula="of:=IF([.E11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" table:style-name="ce2">
            <text:p>0,3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7947999999999998" table:style-name="ce2">
            <text:p>0,37948</text:p>
          </table:table-cell>
          <table:table-cell office:value-type="float" office:value="52.92" table:style-name="ce2">
            <text:p>52,92</text:p>
          </table:table-cell>
          <table:table-cell office:value-type="float" office:value="1" table:formula="of:=IF([.D12]&gt;0.2;1;0)" table:style-name="ce1">
            <text:p>1</text:p>
          </table:table-cell>
          <table:table-cell office:value-type="float" office:value="1" table:formula="of:=IF([.E12]&lt;60;1;0)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4" table:style-name="ce2">
            <text:p>0,4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1691000000000003" table:style-name="ce2">
            <text:p>0,31691</text:p>
          </table:table-cell>
          <table:table-cell office:value-type="float" office:value="217.27" table:style-name="ce2">
            <text:p>217,27</text:p>
          </table:table-cell>
          <table:table-cell office:value-type="float" office:value="1" table:formula="of:=IF([.D13]&gt;0.2;1;0)" table:style-name="ce1">
            <text:p>1</text:p>
          </table:table-cell>
          <table:table-cell office:value-type="float" office:value="0" table:formula="of:=IF([.E13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5" table:style-name="ce1">
            <text:p>0,5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18398" table:style-name="ce1">
            <text:p>0,18398</text:p>
          </table:table-cell>
          <table:table-cell office:value-type="float" office:value="16.453099999999999" table:style-name="ce1">
            <text:p>16,4531</text:p>
          </table:table-cell>
          <table:table-cell office:value-type="float" office:value="0" table:formula="of:=IF([.D14]&gt;0.2;1;0)" table:style-name="ce1">
            <text:p>0</text:p>
          </table:table-cell>
          <table:table-cell office:value-type="float" office:value="1" table:formula="of:=IF([.E14]&lt;60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6" table:style-name="ce1">
            <text:p>0,6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8.8377999999999998E-2" table:style-name="ce1">
            <text:p>0,088378</text:p>
          </table:table-cell>
          <table:table-cell office:value-type="float" office:value="76.207300000000004" table:style-name="ce1">
            <text:p>76,2073</text:p>
          </table:table-cell>
          <table:table-cell office:value-type="float" office:value="0" table:formula="of:=IF([.D15]&gt;0.2;1;0)" table:style-name="ce1">
            <text:p>0</text:p>
          </table:table-cell>
          <table:table-cell office:value-type="float" office:value="0" table:formula="of:=IF([.E15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7" table:style-name="ce1">
            <text:p>0,7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4.9590000000000002E-2" table:style-name="ce1">
            <text:p>0,04959</text:p>
          </table:table-cell>
          <table:table-cell office:value-type="float" office:value="155.97" table:style-name="ce1">
            <text:p>155,97</text:p>
          </table:table-cell>
          <table:table-cell office:value-type="float" office:value="0" table:formula="of:=IF([.D16]&gt;0.2;1;0)" table:style-name="ce1">
            <text:p>0</text:p>
          </table:table-cell>
          <table:table-cell office:value-type="float" office:value="0" table:formula="of:=IF([.E16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8" table:style-name="ce1">
            <text:p>0,8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3.9070000000000001E-2" table:style-name="ce1">
            <text:p>0,03907</text:p>
          </table:table-cell>
          <table:table-cell office:value-type="float" office:value="26.758900000000001" table:style-name="ce1">
            <text:p>26,7589</text:p>
          </table:table-cell>
          <table:table-cell office:value-type="float" office:value="0" table:formula="of:=IF([.D17]&gt;0.2;1;0)" table:style-name="ce1">
            <text:p>0</text:p>
          </table:table-cell>
          <table:table-cell office:value-type="float" office:value="1" table:formula="of:=IF([.E17]&lt;60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9" table:style-name="ce2">
            <text:p>0,9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4646000000000002" table:style-name="ce2">
            <text:p>0,44646</text:p>
          </table:table-cell>
          <table:table-cell office:value-type="float" office:value="38.104799999999997" table:style-name="ce2">
            <text:p>38,1048</text:p>
          </table:table-cell>
          <table:table-cell office:value-type="float" office:value="1" table:formula="of:=IF([.D18]&gt;0.2;1;0)" table:style-name="ce1">
            <text:p>1</text:p>
          </table:table-cell>
          <table:table-cell office:value-type="float" office:value="1" table:formula="of:=IF([.E18]&lt;60;1;0)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2" table:style-name="ce2">
            <text:p>0,2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6379" table:style-name="ce2">
            <text:p>0,36379</text:p>
          </table:table-cell>
          <table:table-cell office:value-type="float" office:value="131.66900000000001" table:style-name="ce2">
            <text:p>131,669</text:p>
          </table:table-cell>
          <table:table-cell office:value-type="float" office:value="1" table:formula="of:=IF([.D19]&gt;0.2;1;0)" table:style-name="ce1">
            <text:p>1</text:p>
          </table:table-cell>
          <table:table-cell office:value-type="float" office:value="0" table:formula="of:=IF([.E19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" table:style-name="ce2">
            <text:p>0,3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574" table:style-name="ce2">
            <text:p>0,3574</text:p>
          </table:table-cell>
          <table:table-cell office:value-type="float" office:value="184.22800000000001" table:style-name="ce2">
            <text:p>184,228</text:p>
          </table:table-cell>
          <table:table-cell office:value-type="float" office:value="1" table:formula="of:=IF([.D20]&gt;0.2;1;0)" table:style-name="ce1">
            <text:p>1</text:p>
          </table:table-cell>
          <table:table-cell office:value-type="float" office:value="0" table:formula="of:=IF([.E20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4" table:style-name="ce2">
            <text:p>0,4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22017999999999999" table:style-name="ce2">
            <text:p>0,22018</text:p>
          </table:table-cell>
          <table:table-cell office:value-type="float" office:value="38.657400000000003" table:style-name="ce2">
            <text:p>38,6574</text:p>
          </table:table-cell>
          <table:table-cell office:value-type="float" office:value="1" table:formula="of:=IF([.D21]&gt;0.2;1;0)" table:style-name="ce1">
            <text:p>1</text:p>
          </table:table-cell>
          <table:table-cell office:value-type="float" office:value="1" table:formula="of:=IF([.E21]&lt;60;1;0)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7.1768999999999999E-2" table:style-name="ce1">
            <text:p>0,071769</text:p>
          </table:table-cell>
          <table:table-cell office:value-type="float" office:value="249.1585" table:style-name="ce1">
            <text:p>249,1585</text:p>
          </table:table-cell>
          <table:table-cell office:value-type="float" office:value="0" table:formula="of:=IF([.D22]&gt;0.2;1;0)" table:style-name="ce1">
            <text:p>0</text:p>
          </table:table-cell>
          <table:table-cell office:value-type="float" office:value="0" table:formula="of:=IF([.E22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" table:style-name="ce1">
            <text:p>0,6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4.1294999999999998E-2" table:style-name="ce1">
            <text:p>0,041295</text:p>
          </table:table-cell>
          <table:table-cell office:value-type="float" office:value="38.8628" table:style-name="ce1">
            <text:p>38,8628</text:p>
          </table:table-cell>
          <table:table-cell office:value-type="float" office:value="0" table:formula="of:=IF([.D23]&gt;0.2;1;0)" table:style-name="ce1">
            <text:p>0</text:p>
          </table:table-cell>
          <table:table-cell office:value-type="float" office:value="1" table:formula="of:=IF([.E23]&lt;60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" table:style-name="ce1">
            <text:p>0,7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2.3393000000000001E-2" table:style-name="ce1">
            <text:p>0,023393</text:p>
          </table:table-cell>
          <table:table-cell office:value-type="float" office:value="132.51060000000001" table:style-name="ce1">
            <text:p>132,5106</text:p>
          </table:table-cell>
          <table:table-cell office:value-type="float" office:value="0" table:formula="of:=IF([.D24]&gt;0.2;1;0)" table:style-name="ce1">
            <text:p>0</text:p>
          </table:table-cell>
          <table:table-cell office:value-type="float" office:value="0" table:formula="of:=IF([.E24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8" table:style-name="ce1">
            <text:p>0,8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5.0900000000000001E-2" table:style-name="ce1">
            <text:p>0,0509</text:p>
          </table:table-cell>
          <table:table-cell office:value-type="float" office:value="39.335000000000001" table:style-name="ce1">
            <text:p>39,335</text:p>
          </table:table-cell>
          <table:table-cell office:value-type="float" office:value="0" table:formula="of:=IF([.D25]&gt;0.2;1;0)" table:style-name="ce1">
            <text:p>0</text:p>
          </table:table-cell>
          <table:table-cell office:value-type="float" office:value="1" table:formula="of:=IF([.E25]&lt;60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9" table:style-name="ce2">
            <text:p>0,9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5201999999999998" table:style-name="ce2">
            <text:p>0,45202</text:p>
          </table:table-cell>
          <table:table-cell office:value-type="float" office:value="149.44589999999999" table:style-name="ce2">
            <text:p>149,4459</text:p>
          </table:table-cell>
          <table:table-cell office:value-type="float" office:value="1" table:formula="of:=IF([.D26]&gt;0.2;1;0)" table:style-name="ce1">
            <text:p>1</text:p>
          </table:table-cell>
          <table:table-cell office:value-type="float" office:value="0" table:formula="of:=IF([.E26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2" table:style-name="ce2">
            <text:p>0,2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2220999999999997" table:style-name="ce2">
            <text:p>0,42221</text:p>
          </table:table-cell>
          <table:table-cell office:value-type="float" office:value="227.29509999999999" table:style-name="ce2">
            <text:p>227,2951</text:p>
          </table:table-cell>
          <table:table-cell office:value-type="float" office:value="1" table:formula="of:=IF([.D27]&gt;0.2;1;0)" table:style-name="ce1">
            <text:p>1</text:p>
          </table:table-cell>
          <table:table-cell office:value-type="float" office:value="0" table:formula="of:=IF([.E27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3" table:style-name="ce2">
            <text:p>0,3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36030000000000001" table:style-name="ce2">
            <text:p>0,3603</text:p>
          </table:table-cell>
          <table:table-cell office:value-type="float" office:value="68.5197" table:style-name="ce2">
            <text:p>68,5197</text:p>
          </table:table-cell>
          <table:table-cell office:value-type="float" office:value="1" table:formula="of:=IF([.D28]&gt;0.2;1;0)" table:style-name="ce1">
            <text:p>1</text:p>
          </table:table-cell>
          <table:table-cell office:value-type="float" office:value="0" table:formula="of:=IF([.E28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" table:style-name="ce1">
            <text:p>0,4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16553000000000001" table:style-name="ce1">
            <text:p>0,16553</text:p>
          </table:table-cell>
          <table:table-cell office:value-type="float" office:value="116.8723" table:style-name="ce1">
            <text:p>116,8723</text:p>
          </table:table-cell>
          <table:table-cell office:value-type="float" office:value="0" table:formula="of:=IF([.D29]&gt;0.2;1;0)" table:style-name="ce1">
            <text:p>0</text:p>
          </table:table-cell>
          <table:table-cell office:value-type="float" office:value="0" table:formula="of:=IF([.E29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5" table:style-name="ce1">
            <text:p>0,5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4.8080999999999999E-2" table:style-name="ce1">
            <text:p>0,048081</text:p>
          </table:table-cell>
          <table:table-cell office:value-type="float" office:value="208.1456" table:style-name="ce1">
            <text:p>208,1456</text:p>
          </table:table-cell>
          <table:table-cell office:value-type="float" office:value="0" table:formula="of:=IF([.D30]&gt;0.2;1;0)" table:style-name="ce1">
            <text:p>0</text:p>
          </table:table-cell>
          <table:table-cell office:value-type="float" office:value="0" table:formula="of:=IF([.E30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6" table:style-name="ce1">
            <text:p>0,6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2.3798E-2" table:style-name="ce1">
            <text:p>0,023798</text:p>
          </table:table-cell>
          <table:table-cell office:value-type="float" office:value="70.380399999999995" table:style-name="ce1">
            <text:p>70,3804</text:p>
          </table:table-cell>
          <table:table-cell office:value-type="float" office:value="0" table:formula="of:=IF([.D31]&gt;0.2;1;0)" table:style-name="ce1">
            <text:p>0</text:p>
          </table:table-cell>
          <table:table-cell office:value-type="float" office:value="0" table:formula="of:=IF([.E31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" table:style-name="ce1">
            <text:p>0,7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2.0729999999999998E-2" table:style-name="ce1">
            <text:p>0,02073</text:p>
          </table:table-cell>
          <table:table-cell office:value-type="float" office:value="130.67240000000001" table:style-name="ce1">
            <text:p>130,6724</text:p>
          </table:table-cell>
          <table:table-cell office:value-type="float" office:value="0" table:formula="of:=IF([.D32]&gt;0.2;1;0)" table:style-name="ce1">
            <text:p>0</text:p>
          </table:table-cell>
          <table:table-cell office:value-type="float" office:value="0" table:formula="of:=IF([.E32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8" table:style-name="ce1">
            <text:p>0,8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1.5882E-2" table:style-name="ce1">
            <text:p>0,015882</text:p>
          </table:table-cell>
          <table:table-cell office:value-type="float" office:value="82.539299999999997" table:style-name="ce1">
            <text:p>82,5393</text:p>
          </table:table-cell>
          <table:table-cell office:value-type="float" office:value="0" table:formula="of:=IF([.D33]&gt;0.2;1;0)" table:style-name="ce1">
            <text:p>0</text:p>
          </table:table-cell>
          <table:table-cell office:value-type="float" office:value="0" table:formula="of:=IF([.E33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9" table:style-name="ce2">
            <text:p>0,9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6211000000000002" table:style-name="ce2">
            <text:p>0,46211</text:p>
          </table:table-cell>
          <table:table-cell office:value-type="float" office:value="128.98429999999999" table:style-name="ce2">
            <text:p>128,9843</text:p>
          </table:table-cell>
          <table:table-cell office:value-type="float" office:value="1" table:formula="of:=IF([.D34]&gt;0.2;1;0)" table:style-name="ce1">
            <text:p>1</text:p>
          </table:table-cell>
          <table:table-cell office:value-type="float" office:value="0" table:formula="of:=IF([.E34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2" table:style-name="ce2">
            <text:p>0,2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5437" table:style-name="ce2">
            <text:p>0,45437</text:p>
          </table:table-cell>
          <table:table-cell office:value-type="float" office:value="132.82249999999999" table:style-name="ce2">
            <text:p>132,8225</text:p>
          </table:table-cell>
          <table:table-cell office:value-type="float" office:value="1" table:formula="of:=IF([.D35]&gt;0.2;1;0)" table:style-name="ce1">
            <text:p>1</text:p>
          </table:table-cell>
          <table:table-cell office:value-type="float" office:value="0" table:formula="of:=IF([.E35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3" table:style-name="ce2">
            <text:p>0,3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40189000000000002" table:style-name="ce2">
            <text:p>0,40189</text:p>
          </table:table-cell>
          <table:table-cell office:value-type="float" office:value="135.95179999999999" table:style-name="ce2">
            <text:p>135,9518</text:p>
          </table:table-cell>
          <table:table-cell office:value-type="float" office:value="1" table:formula="of:=IF([.D36]&gt;0.2;1;0)" table:style-name="ce1">
            <text:p>1</text:p>
          </table:table-cell>
          <table:table-cell office:value-type="float" office:value="0" table:formula="of:=IF([.E36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4" table:style-name="ce2">
            <text:p>0,4</text:p>
          </table:table-cell>
          <table:table-cell office:value-type="float" office:value="0.49990000000000001" table:style-name="ce2">
            <text:p>0,4999</text:p>
          </table:table-cell>
          <table:table-cell office:value-type="float" office:value="0.20380000000000001" table:style-name="ce2">
            <text:p>0,2038</text:p>
          </table:table-cell>
          <table:table-cell office:value-type="float" office:value="138.93950000000001" table:style-name="ce2">
            <text:p>138,9395</text:p>
          </table:table-cell>
          <table:table-cell office:value-type="float" office:value="1" table:formula="of:=IF([.D37]&gt;0.2;1;0)" table:style-name="ce1">
            <text:p>1</text:p>
          </table:table-cell>
          <table:table-cell office:value-type="float" office:value="0" table:formula="of:=IF([.E37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5" table:style-name="ce1">
            <text:p>0,5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05" table:style-name="ce1">
            <text:p>0,05</text:p>
          </table:table-cell>
          <table:table-cell office:value-type="float" office:value="183.55" table:style-name="ce1">
            <text:p>183,55</text:p>
          </table:table-cell>
          <table:table-cell office:value-type="float" office:value="0" table:formula="of:=IF([.D38]&gt;0.2;1;0)" table:style-name="ce1">
            <text:p>0</text:p>
          </table:table-cell>
          <table:table-cell office:value-type="float" office:value="0" table:formula="of:=IF([.E38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6" table:style-name="ce1">
            <text:p>0,6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5.0680000000000003E-2" table:style-name="ce1">
            <text:p>0,05068</text:p>
          </table:table-cell>
          <table:table-cell office:value-type="float" office:value="183.55" table:style-name="ce1">
            <text:p>183,55</text:p>
          </table:table-cell>
          <table:table-cell office:value-type="float" office:value="0" table:formula="of:=IF([.D39]&gt;0.2;1;0)" table:style-name="ce1">
            <text:p>0</text:p>
          </table:table-cell>
          <table:table-cell office:value-type="float" office:value="0" table:formula="of:=IF([.E39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" table:style-name="ce1">
            <text:p>0,7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240.357" table:style-name="ce1">
            <text:p>240,357</text:p>
          </table:table-cell>
          <table:table-cell office:value-type="float" office:value="0" table:formula="of:=IF([.D40]&gt;0.2;1;0)" table:style-name="ce1">
            <text:p>0</text:p>
          </table:table-cell>
          <table:table-cell office:value-type="float" office:value="0" table:formula="of:=IF([.E40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8" table:style-name="ce1">
            <text:p>0,8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02" table:style-name="ce1">
            <text:p>0,02</text:p>
          </table:table-cell>
          <table:table-cell office:value-type="float" office:value="190.6" table:style-name="ce1">
            <text:p>190,6</text:p>
          </table:table-cell>
          <table:table-cell office:value-type="float" office:value="0" table:formula="of:=IF([.D41]&gt;0.2;1;0)" table:style-name="ce1">
            <text:p>0</text:p>
          </table:table-cell>
          <table:table-cell office:value-type="float" office:value="0" table:formula="of:=IF([.E41]&lt;60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" table:style-name="ce1">
            <text:p>0,9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01" table:style-name="ce1">
            <text:p>0,01</text:p>
          </table:table-cell>
          <table:table-cell office:value-type="float" office:value="303.5" table:style-name="ce1">
            <text:p>303,5</text:p>
          </table:table-cell>
          <table:table-cell office:value-type="float" office:value="0" table:formula="of:=IF([.D42]&gt;0.2;1;0)" table:style-name="ce1">
            <text:p>0</text:p>
          </table:table-cell>
          <table:table-cell office:value-type="float" office:value="0" table:formula="of:=IF([.E42]&lt;60;1;0)" table:style-name="ce1">
            <text:p>0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Adjusment3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P_seleccion</text:p>
          </table:table-cell>
          <table:table-cell office:value-type="string" table:style-name="ce1">
            <text:p>ITERATIONS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1">
            <text:p>DIFF_TO85%</text:p>
          </table:table-cell>
          <table:table-cell table:number-columns-repeated="16376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2" table:style-name="ce2">
            <text:p>0,2</text:p>
          </table:table-cell>
          <table:table-cell office:value-type="float" office:value="30" table:style-name="ce2">
            <text:p>30</text:p>
          </table:table-cell>
          <table:table-cell office:value-type="float" office:value="0.49917" table:style-name="ce2">
            <text:p>0,49917</text:p>
          </table:table-cell>
          <table:table-cell office:value-type="float" office:value="0.43317" table:style-name="ce2">
            <text:p>0,43317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-8.8754999999999806E-3" table:formula="of:=0.49917*0.85-[.E2]" table:style-name="ce2">
            <text:p>-0,008875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" table:style-name="ce1">
            <text:p>0,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.47809000000000001" table:style-name="ce1">
            <text:p>0,47809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-5.3795499999999996E-2" table:formula="of:=0.49917*0.85-[.E3]" table:style-name="ce1">
            <text:p>-0,053795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3" table:style-name="ce1">
            <text:p>0,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.45035999999999998" table:style-name="ce1">
            <text:p>0,4503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2.6065499999999964E-2" table:formula="of:=0.49917*0.85-[.E4]" table:style-name="ce1">
            <text:p>-0,026065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3" table:style-name="ce1">
            <text:p>0,3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.46021000000000001" table:style-name="ce1">
            <text:p>0,4602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-3.5915499999999989E-2" table:formula="of:=0.49917*0.85-[.E5]" table:style-name="ce1">
            <text:p>-0,035915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4" table:style-name="ce1">
            <text:p>0,4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2.5705499999999992E-2" table:formula="of:=0.49917*0.85-[.E6]" table:style-name="ce1">
            <text:p>-0,025705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4" table:style-name="ce1">
            <text:p>0,4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.44" table:style-name="ce1">
            <text:p>0,44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-1.5705499999999983E-2" table:formula="of:=0.49917*0.85-[.E7]" table:style-name="ce1">
            <text:p>-0,0157055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" table:style-name="ce1">
            <text:p>0,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-2.5705499999999992E-2" table:formula="of:=0.49917*0.85-[.E8]" table:style-name="ce1">
            <text:p>-0,02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-4.5705499999999954E-2" table:formula="of:=0.49917*0.85-[.E9]" table:style-name="ce1">
            <text:p>-0,0457055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" table:style-name="ce1">
            <text:p>0,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.46" table:style-name="ce1">
            <text:p>0,4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-3.5705500000000001E-2" table:formula="of:=0.49917*0.85-[.E10]" table:style-name="ce1">
            <text:p>-0,03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-4.5705499999999954E-2" table:formula="of:=0.49917*0.85-[.E11]" table:style-name="ce1">
            <text:p>-0,0457055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4" table:style-name="ce1">
            <text:p>0,4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.44" table:style-name="ce1">
            <text:p>0,4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-1.5705499999999983E-2" table:formula="of:=0.49917*0.85-[.E12]" table:style-name="ce1">
            <text:p>-0,01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-4.5705499999999954E-2" table:formula="of:=0.49917*0.85-[.E13]" table:style-name="ce1">
            <text:p>-0,0457055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2" table:style-name="ce1">
            <text:p>0,2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-2.5705499999999992E-2" table:formula="of:=0.49917*0.85-[.E14]" table:style-name="ce1">
            <text:p>-0,02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6" table:style-name="ce1">
            <text:p>0,46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-3.5705500000000001E-2" table:formula="of:=0.49917*0.85-[.E15]" table:style-name="ce1">
            <text:p>-0,0357055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" table:style-name="ce1">
            <text:p>0,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-4.5705499999999954E-2" table:formula="of:=0.49917*0.85-[.E16]" table:style-name="ce1">
            <text:p>-0,04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-2.5705499999999992E-2" table:formula="of:=0.49917*0.85-[.E17]" table:style-name="ce1">
            <text:p>-0,0257055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" table:style-name="ce1">
            <text:p>0,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.46" table:style-name="ce1">
            <text:p>0,46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-3.5705500000000001E-2" table:formula="of:=0.49917*0.85-[.E18]" table:style-name="ce1">
            <text:p>-0,03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8" table:style-name="ce1">
            <text:p>0,48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-5.5705499999999963E-2" table:formula="of:=0.49917*0.85-[.E19]" table:style-name="ce1">
            <text:p>-0,0557055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2" table:style-name="ce1">
            <text:p>0,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-4.5705499999999954E-2" table:formula="of:=0.49917*0.85-[.E20]" table:style-name="ce1">
            <text:p>-0,04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0.48" table:style-name="ce1">
            <text:p>0,4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-5.5705499999999963E-2" table:formula="of:=0.49917*0.85-[.E21]" table:style-name="ce1">
            <text:p>-0,0557055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3" table:style-name="ce1">
            <text:p>0,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.45" table:style-name="ce1">
            <text:p>0,45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-2.5705499999999992E-2" table:formula="of:=0.49917*0.85-[.E22]" table:style-name="ce1">
            <text:p>-0,02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1234" table:style-name="ce1">
            <text:p>1234</text:p>
          </table:table-cell>
          <table:table-cell table:style-name="ce1"/>
          <table:table-cell office:value-type="float" office:value="-4.5705499999999954E-2" table:formula="of:=0.49917*0.85-[.E23]" table:style-name="ce1">
            <text:p>-0,0457055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" table:style-name="ce1">
            <text:p>0,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.46" table:style-name="ce1">
            <text:p>0,46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-3.5705500000000001E-2" table:formula="of:=0.49917*0.85-[.E24]" table:style-name="ce1">
            <text:p>-0,03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0.48" table:style-name="ce1">
            <text:p>0,48</text:p>
          </table:table-cell>
          <table:table-cell office:value-type="float" office:value="2885" table:style-name="ce1">
            <text:p>2885</text:p>
          </table:table-cell>
          <table:table-cell table:style-name="ce1"/>
          <table:table-cell office:value-type="float" office:value="-5.5705499999999963E-2" table:formula="of:=0.49917*0.85-[.E25]" table:style-name="ce1">
            <text:p>-0,0557055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" table:style-name="ce1">
            <text:p>0,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8" table:style-name="ce1">
            <text:p>0,48</text:p>
          </table:table-cell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-5.5705499999999963E-2" table:formula="of:=0.49917*0.85-[.E26]" table:style-name="ce1">
            <text:p>-0,05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0.48" table:style-name="ce1">
            <text:p>0,48</text:p>
          </table:table-cell>
          <table:table-cell office:value-type="float" office:value="5973" table:style-name="ce1">
            <text:p>5973</text:p>
          </table:table-cell>
          <table:table-cell table:style-name="ce1"/>
          <table:table-cell office:value-type="float" office:value="-5.5705499999999963E-2" table:formula="of:=0.49917*0.85-[.E27]" table:style-name="ce1">
            <text:p>-0,0557055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3" table:style-name="ce1">
            <text:p>0,3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-4.5705499999999954E-2" table:formula="of:=0.49917*0.85-[.E28]" table:style-name="ce1">
            <text:p>-0,04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0.49" table:style-name="ce1">
            <text:p>0,49</text:p>
          </table:table-cell>
          <table:table-cell office:value-type="float" office:value="5809" table:style-name="ce1">
            <text:p>5809</text:p>
          </table:table-cell>
          <table:table-cell table:style-name="ce1"/>
          <table:table-cell office:value-type="float" office:value="-6.5705499999999972E-2" table:formula="of:=0.49917*0.85-[.E29]" table:style-name="ce1">
            <text:p>-0,0657055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4" table:style-name="ce1">
            <text:p>0,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7" table:style-name="ce1">
            <text:p>0,47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-4.5705499999999954E-2" table:formula="of:=0.49917*0.85-[.E30]" table:style-name="ce1">
            <text:p>-0,045705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0.48" table:style-name="ce1">
            <text:p>0,48</text:p>
          </table:table-cell>
          <table:table-cell office:value-type="float" office:value="4441" table:style-name="ce1">
            <text:p>4441</text:p>
          </table:table-cell>
          <table:table-cell table:style-name="ce1"/>
          <table:table-cell office:value-type="float" office:value="-5.5705499999999963E-2" table:formula="of:=0.49917*0.85-[.E31]" table:style-name="ce1">
            <text:p>-0,0557055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Adjusment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RATION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DIF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" table:style-name="ce1">
            <text:p>0,2</text:p>
          </table:table-cell>
          <table:table-cell office:value-type="float" office:value="16.733000000000001" table:style-name="ce1">
            <text:p>16,733</text:p>
          </table:table-cell>
          <table:table-cell office:value-type="float" office:value="0.12479" table:style-name="ce1">
            <text:p>0,12479</text:p>
          </table:table-cell>
          <table:table-cell office:value-type="float" office:value="0.10378999999999999" table:style-name="ce1">
            <text:p>0,10379</text:p>
          </table:table-cell>
          <table:table-cell office:value-type="float" office:value="2.1000000000000005E-2" table:formula="of:=SUM([.D2];-[.E2])" table:style-name="ce1">
            <text:p>0,021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3" table:style-name="ce1">
            <text:p>0,3</text:p>
          </table:table-cell>
          <table:table-cell office:value-type="float" office:value="16.331629" table:style-name="ce1">
            <text:p>16,331629</text:p>
          </table:table-cell>
          <table:table-cell office:value-type="float" office:value="0.12479" table:style-name="ce1">
            <text:p>0,12479</text:p>
          </table:table-cell>
          <table:table-cell office:value-type="float" office:value="0.10899" table:style-name="ce1">
            <text:p>0,10899</text:p>
          </table:table-cell>
          <table:table-cell office:value-type="float" office:value="1.5799999999999995E-2" table:formula="of:=SUM([.D3];-[.E3])" table:style-name="ce1">
            <text:p>0,0158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4" table:style-name="ce1">
            <text:p>0,4</text:p>
          </table:table-cell>
          <table:table-cell office:value-type="float" office:value="16.8613" table:style-name="ce1">
            <text:p>16,8613</text:p>
          </table:table-cell>
          <table:table-cell office:value-type="float" office:value="0.12479" table:style-name="ce1">
            <text:p>0,12479</text:p>
          </table:table-cell>
          <table:table-cell office:value-type="float" office:value="0.1024" table:style-name="ce1">
            <text:p>0,1024</text:p>
          </table:table-cell>
          <table:table-cell office:value-type="float" office:value="2.2389999999999993E-2" table:formula="of:=SUM([.D4];-[.E4])" table:style-name="ce1">
            <text:p>0,02239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" table:style-name="ce1">
            <text:p>0,9</text:p>
          </table:table-cell>
          <table:table-cell office:value-type="float" office:value="16.86" table:style-name="ce1">
            <text:p>16,86</text:p>
          </table:table-cell>
          <table:table-cell office:value-type="float" office:value="0.12479" table:style-name="ce1">
            <text:p>0,12479</text:p>
          </table:table-cell>
          <table:table-cell office:value-type="float" office:value="6.0000000000000001E-3" table:style-name="ce1">
            <text:p>0,006</text:p>
          </table:table-cell>
          <table:table-cell office:value-type="float" office:value="0.11878999999999999" table:formula="of:=SUM([.D5];-[.E5])" table:style-name="ce1">
            <text:p>0,11879</text:p>
          </table:table-cell>
          <table:table-cell table:number-columns-repeated="16378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0.2" table:style-name="ce3">
            <text:p>0,2</text:p>
          </table:table-cell>
          <table:table-cell office:value-type="float" office:value="26.290187" table:style-name="ce3">
            <text:p>26,290187</text:p>
          </table:table-cell>
          <table:table-cell office:value-type="float" office:value="0.12479" table:style-name="ce3">
            <text:p>0,12479</text:p>
          </table:table-cell>
          <table:table-cell office:value-type="float" office:value="0.11547" table:style-name="ce3">
            <text:p>0,11547</text:p>
          </table:table-cell>
          <table:table-cell office:value-type="float" office:value="9.319999999999995E-3" table:formula="of:=SUM([.D6];-[.E6])" table:style-name="ce3">
            <text:p>0,00932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" table:style-name="ce1">
            <text:p>0,3</text:p>
          </table:table-cell>
          <table:table-cell office:value-type="float" office:value="26.664000000000001" table:style-name="ce1">
            <text:p>26,664</text:p>
          </table:table-cell>
          <table:table-cell office:value-type="float" office:value="0.12479" table:style-name="ce1">
            <text:p>0,12479</text:p>
          </table:table-cell>
          <table:table-cell office:value-type="float" office:value="0.09" table:style-name="ce1">
            <text:p>0,09</text:p>
          </table:table-cell>
          <table:table-cell office:value-type="float" office:value="3.4790000000000001E-2" table:formula="of:=SUM([.D7];-[.E7])" table:style-name="ce1">
            <text:p>0,0347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4" table:style-name="ce1">
            <text:p>0,4</text:p>
          </table:table-cell>
          <table:table-cell office:value-type="float" office:value="26.677365999999999" table:style-name="ce1">
            <text:p>26,677366</text:p>
          </table:table-cell>
          <table:table-cell office:value-type="float" office:value="0.12479" table:style-name="ce1">
            <text:p>0,12479</text:p>
          </table:table-cell>
          <table:table-cell office:value-type="float" office:value="6.6766900000000004E-2" table:style-name="ce1">
            <text:p>0,0667669</text:p>
          </table:table-cell>
          <table:table-cell office:value-type="float" office:value="5.8023099999999994E-2" table:formula="of:=SUM([.D8];-[.E8])" table:style-name="ce1">
            <text:p>0,058023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9" table:style-name="ce1">
            <text:p>0,9</text:p>
          </table:table-cell>
          <table:table-cell office:value-type="float" office:value="26.720604999999999" table:style-name="ce1">
            <text:p>26,720605</text:p>
          </table:table-cell>
          <table:table-cell office:value-type="float" office:value="0.12479" table:style-name="ce1">
            <text:p>0,12479</text:p>
          </table:table-cell>
          <table:table-cell office:value-type="float" office:value="4.0000000000000001E-3" table:style-name="ce1">
            <text:p>0,004</text:p>
          </table:table-cell>
          <table:table-cell office:value-type="float" office:value="0.12078999999999999" table:formula="of:=SUM([.D9];-[.E9])" table:style-name="ce1">
            <text:p>0,12079</text:p>
          </table:table-cell>
          <table:table-cell table:number-columns-repeated="1637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0.2" table:style-name="ce3">
            <text:p>0,2</text:p>
          </table:table-cell>
          <table:table-cell office:value-type="float" office:value="37.884535" table:style-name="ce3">
            <text:p>37,884535</text:p>
          </table:table-cell>
          <table:table-cell office:value-type="float" office:value="0.12479" table:style-name="ce3">
            <text:p>0,12479</text:p>
          </table:table-cell>
          <table:table-cell office:value-type="float" office:value="0.11708" table:style-name="ce3">
            <text:p>0,11708</text:p>
          </table:table-cell>
          <table:table-cell office:value-type="float" office:value="7.7099999999999946E-3" table:formula="of:=SUM([.D10];-[.E10])" table:style-name="ce3">
            <text:p>0,00771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" table:style-name="ce1">
            <text:p>0,3</text:p>
          </table:table-cell>
          <table:table-cell office:value-type="float" office:value="38.06" table:style-name="ce1">
            <text:p>38,06</text:p>
          </table:table-cell>
          <table:table-cell office:value-type="float" office:value="0.12479" table:style-name="ce1">
            <text:p>0,12479</text:p>
          </table:table-cell>
          <table:table-cell office:value-type="float" office:value="0.11364" table:style-name="ce1">
            <text:p>0,11364</text:p>
          </table:table-cell>
          <table:table-cell office:value-type="float" office:value="1.1149999999999993E-2" table:formula="of:=SUM([.D11];-[.E11])" table:style-name="ce1">
            <text:p>0,01115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" table:style-name="ce1">
            <text:p>0,4</text:p>
          </table:table-cell>
          <table:table-cell office:value-type="float" office:value="39.638052999999999" table:style-name="ce1">
            <text:p>39,638053</text:p>
          </table:table-cell>
          <table:table-cell office:value-type="float" office:value="0.12479" table:style-name="ce1">
            <text:p>0,12479</text:p>
          </table:table-cell>
          <table:table-cell office:value-type="float" office:value="0.05" table:style-name="ce1">
            <text:p>0,05</text:p>
          </table:table-cell>
          <table:table-cell office:value-type="float" office:value="7.4789999999999995E-2" table:formula="of:=SUM([.D12];-[.E12])" table:style-name="ce1">
            <text:p>0,07479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9" table:style-name="ce1">
            <text:p>0,9</text:p>
          </table:table-cell>
          <table:table-cell office:value-type="float" office:value="39.459966999999999" table:style-name="ce1">
            <text:p>39,459967</text:p>
          </table:table-cell>
          <table:table-cell office:value-type="float" office:value="0.12479" table:style-name="ce1">
            <text:p>0,12479</text:p>
          </table:table-cell>
          <table:table-cell office:value-type="float" office:value="4.9443000000000004E-3" table:style-name="ce1">
            <text:p>0,0049443</text:p>
          </table:table-cell>
          <table:table-cell office:value-type="float" office:value="0.1198457" table:formula="of:=SUM([.D13];-[.E13])" table:style-name="ce1">
            <text:p>0,1198457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aura</meta:initial-creator>
    <dc:creator>Laura</dc:creator>
    <meta:creation-date>2015-11-03T17:16:44Z</meta:creation-date>
    <dc:date>2015-11-07T23:02:41Z</dc:date>
  </office:meta>
</office:document-meta>
</file>